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1889" officeooo:paragraph-rsid="0019ead4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af847" officeooo:paragraph-rsid="001a241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af847" officeooo:paragraph-rsid="001a2415" style:font-size-asian="14pt" style:font-weight-asian="bold" style:font-size-complex="14pt" style:font-weight-complex="bold"/>
    </style:style>
    <style:style style:name="P4" style:family="paragraph" style:parent-style-name="Text_20_body" style:list-style-name="L1">
      <style:paragraph-properties fo:margin-top="0in" fo:margin-bottom="0in" style:contextual-spacing="false" fo:padding="0.0193in" fo:border="0.06pt solid #e3e3e3"/>
      <style:text-properties officeooo:paragraph-rsid="0019ead4"/>
    </style:style>
    <style:style style:name="P5" style:family="paragraph" style:parent-style-name="Text_20_body" style:list-style-name="L1">
      <style:paragraph-properties fo:padding="0.0193in" fo:border="0.06pt solid #e3e3e3"/>
      <style:text-properties officeooo:paragraph-rsid="0019ead4"/>
    </style:style>
    <style:style style:name="P6" style:family="paragraph" style:parent-style-name="Text_20_body" style:list-style-name="L1">
      <style:paragraph-properties fo:margin-top="0in" fo:margin-bottom="0in" style:contextual-spacing="false" fo:padding="0.0193in" fo:border="0.06pt solid #e3e3e3"/>
      <style:text-properties officeooo:rsid="000a1889" officeooo:paragraph-rsid="0019ead4"/>
    </style:style>
    <style:style style:name="T1" style:family="text">
      <style:text-properties loext:padding="0.0193in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cilities:</text:p>
      <text:p text:style-name="P2"/>
      <text:p text:style-name="P2">• 7 Bedded ICU: Intensive Care Unit with 7 beds for critical care patients.</text:p>
      <text:p text:style-name="P2">• 50 bedded Multispeciality Hospital: The hospital has 50 beds to accommodate patients with various medical needs.</text:p>
      <text:p text:style-name="P2">• Negative Pressure Isolation Room: A specialized room designed to prevent the spread of infectious diseases.</text:p>
      <text:p text:style-name="P2">• Labour Room: A dedicated room for childbirth and maternity care.</text:p>
      <text:p text:style-name="P2">• 24*7 Emergency, Laboratory, and Pharmacy: Round-the-clock emergency services, laboratory testing, and pharmacy for patient convenience.</text:p>
      <text:p text:style-name="P2">• Facility of Dialysis for ICU Patients: Dialysis services available for patients in the ICU.</text:p>
      <text:p text:style-name="P2">• 2 Operation Theatres (Modular OT): Two state-of-the-art modular operation theatres for surgeries.</text:p>
      <text:p text:style-name="P2">• Mediclaim Available: The hospital accepts mediclaim for financial assistance.</text:p>
      <text:p text:style-name="P2">• All Fire Safety Measures: Comprehensive fire safety measures are in place for patient and staff safety.</text:p>
      <text:p text:style-name="P2">• 24*7 ICU on Wheels - Ambulance: Ambulance service available 24/7 with ICU facilities.</text:p>
      <text:p text:style-name="P2">• Facility of Central Oxygen and Suction in each Room: Centralized oxygen and suction facilities available in each room for patient care.</text:p>
      <text:p text:style-name="P2">• Advanced ventilator of German company - Dragor in both ICU &amp; NICU: High-quality ventilators from Dragor for patients in the ICU and NICU.</text:p>
      <text:p text:style-name="P2">• 16+ Experienced Fulltime Doctors: The hospital has over 16 full-time experienced doctors in various specialties.</text:p>
      <text:p text:style-name="P2">• 5 Bedded NICU: Neonatal Intensive Care Unit with 5 beds for newborn care.</text:p>
      <text:p text:style-name="P2">• Modular Operation Theatre: A modern and well-equipped operation theatre for surgeries.</text:p>
      <text:p text:style-name="P2">• Day Care: Daycare services for patients who require short-term medical care.</text:p>
      <text:p text:style-name="P2">• X-ray, CT Scan, USG, Color Doppler &amp; Echocardiography Facility: Advanced imaging and diagnostic facilities available.</text:p>
      <text:p text:style-name="P2">• All Advanced Equipments: The hospital is equipped with the latest medical equipment for comprehensive care.</text:p>
      <text:p text:style-name="P2">• 2 bedded emergency room: Emergency room with 2 beds for immediate care.</text:p>
      <text:p text:style-name="P2">• Syringe Pump and Infusion Pump: Essential equipment for precise medication administration.</text:p>
      <text:p text:style-name="P2">• Facility of Dialysis of Critically ill Patient: Dialysis services for critically ill patients.</text:p>
      <text:p text:style-name="P2">• Cafeteria: On-site cafeteria for patients and visitors.</text:p>
      <text:p text:style-name="P2">• Feeding Pump for Continuous Enteral Feeding: Equipment for continuous feeding of patients who cannot eat by mouth.</text:p>
      <text:p text:style-name="P2">• Double parking system for oxygen gas panel for better safety measures: Enhanced safety measures for oxygen supply.</text:p>
      <text:p text:style-name="P2"><text:soft-page-break/>• Central monitor system with facility of remote access to monitor ICU &amp; emergency patients from anywhere in the world: Remote monitoring system for critical patients.</text:p>
      <text:p text:style-name="P2">• Advanced Medtronic company defibrillator with pacing facility: High-quality defibrillator for emergency cardiac care.</text:p>
      <text:p text:style-name="P2">• US FDA approved advanced multipara monitor having facility to monitor carbon dioxide (ETCO2) along with other parameters: Advanced monitoring equipment approved by the US FDA.</text:p>
      <text:p text:style-name="P2">• ICU &amp; NICU equipped with ductable unit (FCU) with facility up to 100% fresh air for better infection control measures: Advanced air filtration systems in the ICU and NICU for infection control.</text:p>
      <text:p text:style-name="P2">• 7 bedded modern ICU with full-time MCI recognized Intensivist (ICU specialist): A modern ICU with a full-time specialist for critical ca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2:58:07.393618549</meta:creation-date>
    <dc:date>2024-04-12T13:49:12.305337127</dc:date>
    <meta:editing-duration>PT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480" meta:character-count="3183" meta:non-whitespace-character-count="2733"/>
  </office:meta>
</office:document-meta>
</file>